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aramond" svg:font-family="Garamond" style:font-adornments="Standar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adornments="Fett" style:font-family-generic="swiss" style:font-pitch="variable"/>
  </office:font-face-decls>
  <office:automatic-styles>
    <style:style style:name="P1" style:family="paragraph" style:parent-style-name="Subtitle">
      <style:text-properties officeooo:rsid="0014148d" officeooo:paragraph-rsid="0014148d"/>
    </style:style>
    <style:style style:name="P2" style:family="paragraph" style:parent-style-name="Subtitle">
      <style:text-properties officeooo:rsid="0014a073" officeooo:paragraph-rsid="0014a073"/>
    </style:style>
    <style:style style:name="P3" style:family="paragraph" style:parent-style-name="Text_20_body">
      <style:text-properties officeooo:rsid="0014148d" officeooo:paragraph-rsid="0014148d"/>
    </style:style>
    <style:style style:name="P4" style:family="paragraph" style:parent-style-name="Text_20_body">
      <style:text-properties officeooo:rsid="0014a073" officeooo:paragraph-rsid="0014a073"/>
    </style:style>
    <style:style style:name="P5" style:family="paragraph" style:parent-style-name="Title">
      <style:text-properties officeooo:rsid="0014148d" officeooo:paragraph-rsid="001414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ardeco</text:p>
      <text:p text:style-name="P3"/>
      <text:p text:style-name="P3">Die bisherige Website stellt die gardeco als klassischen Kleinbetrieb dar, welcher Dienstleistungen im Bereich Gartenbau und Gartenpflege anbietet. Daneben werden Kurse angeboten und ein einfacher Newsletter wird auf der Website betrieben. Besonders hervorgehoben werden die langjährige Erfahrung, die Kundenorientierung sowie die Leidenschaft und Kreativität der Mitarbeitenden. </text:p>
      <text:p text:style-name="P1">Farben</text:p>
      <text:p text:style-name="P3">Die Farben halten sich am bisherigen Design und werden lediglich durch ein klares Blau sowie ein helles Blau für Hintergründe und ein sehr dunkles Violett als Textfarbe ergänzt. Die Farben blau und grün sollen die Erfahrung und Kompetenz bestärken, zudem schlägt grün die Verbindung zum Thema Garten. </text:p>
      <text:p text:style-name="P1">Adjektive</text:p>
      <text:p text:style-name="P3">Die Adjektive familiär und kundenorientiert sollen potentielle Kundschaft abholen – man soll sich bei gardeco in besten Händen fühlen. Erfahren und kreativ funktionieren als leichter Gegensatz, die Erfahrung bringt klassische Linien mit sich, soll aber auch Sicherheit garantieren. Die Kreativität verkörpert die Leidenschaft der Mitarbeitenden und steht allgemein für etwas Ausgefallenheit und Dynamik. </text:p>
      <text:p text:style-name="P2">Schriftarten</text:p>
      <text:p text:style-name="P4">Die Schriftart Tahoma Bold gibt den Überschriften Gewicht (allenfalls kann zusätzlich mit Kapitälchen gearbeitet werden). Die Überschriften sorgen für eine klare Struktur. Fliesstexte sind in Garamond gehalten, eine leichte Schriftart. Zudem können Zitate in Garamond Italic ergänzt werden, sie überlagern Bilder und Formen.</text:p>
      <text:p text:style-name="P2">Bilder</text:p>
      <text:p text:style-name="P4">Zu den bisherigen Bildern, gesellen sich Bilder mit «mehr Leben». Sein dies Lebewesen oder Menschen, wobei insbesondere Menschen den Garten als Erlebnisraum hervorheben. Auch Referenzbilder zeigen Menschen, die in ihrem Garten feiern, spielen oder sich erholen. Damit können Gefühle die mit dem Garten verbunden werden, direkte adressiert werden. </text:p>
      <text:p text:style-name="P2">Screenshots</text:p>
      <text:p text:style-name="P4">Beide Websites arbeiten mit einfachen, aber frechen Farbkonzepten. Zudem sind bei beiden Websites die Bilder von entscheidender Rolle. Sie sollen bei potentieller Kundschaft Gefühle auslösen. Selbst nach langen Recherchen konnte ich jedoch, kein Gartenbauunternehmen finden, welches den Garten als bewohnten, belebten Ort zeigt. Auch die Vorstellung des Team ist meist sehr klassisch, dabei kann es gerade in dieser Branche besonders interessant sein, das Team als Einheit und als Personen mit Leidenschaft in den Vordergrund zu Rücken – guten Bilder aus dem Alltag (auch Privat) würden helfen (analog zu bspw. kliemannsland.de/blogs/tea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aramond" svg:font-family="Garamond" style:font-adornments="Standar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adornments="Fet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2e1f27" loext:opacity="100%" style:font-name="Garamond" fo:font-family="Garamond" style:font-style-name="Standard"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start" style:justify-single-word="false" style:page-number="auto"/>
      <style:text-properties fo:color="#8f2e56" loext:opacity="100%" style:font-name="Tahoma" fo:font-family="Tahoma" style:font-style-name="Fett"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start" style:justify-single-word="false" style:page-number="auto"/>
      <style:text-properties fo:color="#8f2e56" loext:opacity="100%" style:font-name="Garamond" fo:font-family="Garamond" style:font-style-name="Standard" style:font-family-generic="roman" style:font-pitch="variable" fo:font-size="18pt" fo:font-style="italic"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1T21:23:09.044000000</meta:creation-date>
    <dc:date>2022-03-11T21:42:56.242000000</dc:date>
    <meta:editing-duration>PT9M27S</meta:editing-duration>
    <meta:editing-cycles>1</meta:editing-cycles>
    <meta:document-statistic meta:table-count="0" meta:image-count="0" meta:object-count="0" meta:page-count="1" meta:paragraph-count="12" meta:word-count="331" meta:character-count="2446" meta:non-whitespace-character-count="2121"/>
    <meta:generator>LibreOffice/7.2.5.2$Windows_X86_64 LibreOffice_project/499f9727c189e6ef3471021d6132d4c694f357e5</meta:generator>
  </office:meta>
</office:document-meta>
</file>